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onal_5f_parl_5f_WB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onal_parl_WB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Deutscher Frauenring</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onal_5f_parl_5f_WB_5f_2014.csv" style:display-name="PageStyle_D_Gender_Share_of_Women_in_national_parl_WB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